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5925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46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3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ackground-color="#ff6309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Days</text:p>
          </table:table-cell>
          <table:table-cell table:style-name="ce1" office:value-type="string">
            <text:p>Guideline time</text:p>
          </table:table-cell>
          <table:table-cell table:style-name="ce1" office:value-type="string">
            <text:p>Remaining time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Guideline points</text:p>
          </table:table-cell>
          <table:table-cell table:style-name="ce1" office:value-type="string">
            <text:p>Remaining points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Perfect Guideline</text:p>
          </table:table-cell>
          <table:table-cell table:number-columns-repeated="8"/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21">
            <text:p>121</text:p>
          </table:table-cell>
          <table:table-cell table:style-name="ce6" office:value-type="float" office:value="121">
            <text:p>121</text:p>
          </table:table-cell>
          <table:table-cell table:number-columns-repeated="3" table:style-name="ce2" office:value-type="float" office:value="35">
            <text:p>35</text:p>
          </table:table-cell>
          <table:table-cell table:style-name="ce2" office:value-type="float" office:value="320">
            <text:p>320</text:p>
          </table:table-cell>
          <table:table-cell table:style-name="ce11" office:value-type="string" table:number-columns-spanned="2" table:number-rows-spanned="1">
            <text:p>ENGINEERING</text:p>
          </table:table-cell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table:formula="of:=SUM([.B2]-[.B2]/[.J6])" office:value-type="float" office:value="108.9">
            <text:p>108.9</text:p>
          </table:table-cell>
          <table:table-cell table:style-name="ce2" table:formula="of:=[.C2]-14.5" office:value-type="float" office:value="106.5">
            <text:p>106.5</text:p>
          </table:table-cell>
          <table:table-cell table:style-name="ce2" office:value-type="float" office:value="121">
            <text:p>121</text:p>
          </table:table-cell>
          <table:table-cell table:style-name="ce2" table:formula="of:=SUM([.E2]-[.E$2]/[.J$6])" office:value-type="float" office:value="31.5">
            <text:p>31.5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2]-[.$H$2]/[.$J$6])" office:value-type="float" office:value="288">
            <text:p>288</text:p>
          </table:table-cell>
          <table:table-cell table:style-name="ce11" table:number-columns-spanned="2" table:number-rows-spanned="1"/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table:formula="of:=SUM([.B3]-[.B2]/[.J6])" office:value-type="float" office:value="96.8">
            <text:p>96.8</text:p>
          </table:table-cell>
          <table:table-cell table:style-name="ce6" table:formula="of:=[.C3]-23" office:value-type="float" office:value="83.5">
            <text:p>83.5</text:p>
          </table:table-cell>
          <table:table-cell table:style-name="ce2" office:value-type="float" office:value="121">
            <text:p>121</text:p>
          </table:table-cell>
          <table:table-cell table:style-name="ce2" table:formula="of:=SUM([.E3]-[.E$2]/[.J$6])" office:value-type="float" office:value="28">
            <text:p>28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3]-[.$H$2]/[.$J$6])" office:value-type="float" office:value="256">
            <text:p>256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f:=SUM([.B4]-[.B2]/[.J6])" office:value-type="float" office:value="84.7">
            <text:p>84.7</text:p>
          </table:table-cell>
          <table:table-cell table:style-name="ce6" table:formula="of:=[.C4]-21.5+8" office:value-type="float" office:value="70">
            <text:p>70</text:p>
          </table:table-cell>
          <table:table-cell table:style-name="ce2" table:formula="of:=[.D4]+8" office:value-type="float" office:value="129">
            <text:p>129</text:p>
          </table:table-cell>
          <table:table-cell table:style-name="ce2" table:formula="of:=SUM([.E4]-[.E$2]/[.J$6])" office:value-type="float" office:value="24.5">
            <text:p>24.5</text:p>
          </table:table-cell>
          <table:table-cell table:style-name="ce2" table:formula="of:=[.F4]-11" office:value-type="float" office:value="24">
            <text:p>24</text:p>
          </table:table-cell>
          <table:table-cell table:style-name="ce2" table:formula="of:=[.G4]+2" office:value-type="float" office:value="37">
            <text:p>37</text:p>
          </table:table-cell>
          <table:table-cell table:style-name="ce2" table:formula="of:=SUM([.H4]-[.$H$2]/[.$J$6])" office:value-type="float" office:value="224">
            <text:p>224</text:p>
          </table:table-cell>
          <table:table-cell office:value-type="string">
            <text:p>Team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table:formula="of:=SUM([.B5]-[.B2]/[.J6])" office:value-type="float" office:value="72.6">
            <text:p>72.6</text:p>
          </table:table-cell>
          <table:table-cell table:style-name="ce6" table:formula="of:=[.C5]-25" office:value-type="float" office:value="45">
            <text:p>45</text:p>
          </table:table-cell>
          <table:table-cell table:style-name="ce2" table:formula="of:=[.D5]+17" office:value-type="float" office:value="146">
            <text:p>146</text:p>
          </table:table-cell>
          <table:table-cell table:style-name="ce2" table:formula="of:=SUM([.E5]-[.E$2]/[.J$6])" office:value-type="float" office:value="21">
            <text:p>21</text:p>
          </table:table-cell>
          <table:table-cell table:style-name="ce2" table:formula="of:=[.F5]-0" office:value-type="float" office:value="24">
            <text:p>24</text:p>
          </table:table-cell>
          <table:table-cell table:style-name="ce6" office:value-type="float" office:value="37">
            <text:p>37</text:p>
          </table:table-cell>
          <table:table-cell table:style-name="ce2" table:formula="of:=SUM([.H5]-[.$H$2]/[.$J$6])" office:value-type="float" office:value="192">
            <text:p>192</text:p>
          </table:table-cell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f:=SUM([.B6]-[.B2]/[.J6])" office:value-type="float" office:value="60.5">
            <text:p>60.5</text:p>
          </table:table-cell>
          <table:table-cell table:style-name="ce2" table:formula="of:=[.C6]-19+60" office:value-type="float" office:value="86">
            <text:p>86</text:p>
          </table:table-cell>
          <table:table-cell table:style-name="ce2" table:formula="of:=[.C54]+2" office:value-type="float" office:value="191">
            <text:p>191</text:p>
          </table:table-cell>
          <table:table-cell table:style-name="ce2" table:formula="of:=SUM([.E6]-[.E$2]/[.J$6])" office:value-type="float" office:value="17.5">
            <text:p>17.5</text:p>
          </table:table-cell>
          <table:table-cell table:style-name="ce2" table:formula="of:=[.F6]-3+13" office:value-type="float" office:value="34">
            <text:p>34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6]-[.$H$2]/[.$J$6])" office:value-type="float" office:value="160">
            <text:p>160</text:p>
          </table:table-cell>
          <table:table-cell office:value-type="string">
            <text:p>Available</text:p>
          </table:table-cell>
          <table:table-cell office:value-type="float" office:value="320">
            <text:p>320</text:p>
          </table:table-cell>
          <table:table-cell table:number-columns-repeated="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SUM([.B7]-[.B2]/[.J6])" office:value-type="float" office:value="48.4">
            <text:p>48.4</text:p>
          </table:table-cell>
          <table:table-cell table:style-name="ce2" table:formula="of:=[.C7]-26.5" office:value-type="float" office:value="59.5">
            <text:p>59.5</text:p>
          </table:table-cell>
          <table:table-cell table:style-name="ce2" office:value-type="float" office:value="191">
            <text:p>191</text:p>
          </table:table-cell>
          <table:table-cell table:style-name="ce2" table:formula="of:=SUM([.E7]-[.E$2]/[.J$6])" office:value-type="float" office:value="14">
            <text:p>14</text:p>
          </table:table-cell>
          <table:table-cell table:style-name="ce2" table:formula="of:=[.F7]-2" office:value-type="float" office:value="32">
            <text:p>32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7]-[.$H$2]/[.$J$6])" office:value-type="float" office:value="128">
            <text:p>128</text:p>
          </table:table-cell>
          <table:table-cell office:value-type="string">
            <text:p>Estimated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table:formula="of:=SUM([.B8]-[.B2]/[.J6])" office:value-type="float" office:value="36.3">
            <text:p>36.3</text:p>
          </table:table-cell>
          <table:table-cell table:style-name="ce2" table:formula="of:=[.C8]-20" office:value-type="float" office:value="39.5">
            <text:p>39.5</text:p>
          </table:table-cell>
          <table:table-cell table:style-name="ce6" office:value-type="float" office:value="191">
            <text:p>191</text:p>
          </table:table-cell>
          <table:table-cell table:style-name="ce2" table:formula="of:=SUM([.E8]-[.E$2]/[.J$6])" office:value-type="float" office:value="10.5">
            <text:p>10.5</text:p>
          </table:table-cell>
          <table:table-cell table:style-name="ce2" table:formula="of:=[.F8]-5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8]-[.$H$2]/[.$J$6])" office:value-type="float" office:value="96">
            <text:p>96</text:p>
          </table:table-cell>
          <table:table-cell table:number-columns-repeated="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table:formula="of:=SUM([.B9]-[.B2]/[.J6])" office:value-type="float" office:value="24.2">
            <text:p>24.2</text:p>
          </table:table-cell>
          <table:table-cell table:style-name="ce6" table:formula="of:=[.C9]-12" office:value-type="float" office:value="27.5">
            <text:p>27.5</text:p>
          </table:table-cell>
          <table:table-cell table:style-name="ce2" table:formula="of:=[.D9]+4" office:value-type="float" office:value="195">
            <text:p>195</text:p>
          </table:table-cell>
          <table:table-cell table:style-name="ce2" table:formula="of:=SUM([.E9]-[.E$2]/[.J$6])" office:value-type="float" office:value="7">
            <text:p>7</text:p>
          </table:table-cell>
          <table:table-cell table:style-name="ce2" table:formula="of:=[.F9]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9]-[.$H$2]/[.$J$6])" office:value-type="float" office:value="64">
            <text:p>64</text:p>
          </table:table-cell>
          <table:table-cell table:number-columns-repeated="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table:formula="of:=SUM([.B10]-[.B2]/[.J6])" office:value-type="float" office:value="12.1">
            <text:p>12.1</text:p>
          </table:table-cell>
          <table:table-cell table:style-name="ce2" table:formula="of:=[.C10]-24" office:value-type="float" office:value="3.5">
            <text:p>3.5</text:p>
          </table:table-cell>
          <table:table-cell table:style-name="ce6" table:formula="of:=[.D10]+9" office:value-type="float" office:value="204">
            <text:p>204</text:p>
          </table:table-cell>
          <table:table-cell table:style-name="ce2" table:formula="of:=SUM([.E10]-[.E$2]/[.J$6])" office:value-type="float" office:value="3.5">
            <text:p>3.5</text:p>
          </table:table-cell>
          <table:table-cell table:style-name="ce2" table:formula="of:=[.F10]-3" office:value-type="float" office:value="24">
            <text:p>24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10]-[.$H$2]/[.$J$6])" office:value-type="float" office:value="32">
            <text:p>32</text:p>
          </table:table-cell>
          <table:table-cell table:number-columns-repeated="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table:formula="of:=SUM([.B11]-[.B2]/[.J6])" office:value-type="float" office:value="0">
            <text:p>0</text:p>
          </table:table-cell>
          <table:table-cell table:style-name="ce2" table:formula="of:=[.C11]-[.F54]" office:value-type="float" office:value="-30.5">
            <text:p>-30.5</text:p>
          </table:table-cell>
          <table:table-cell table:style-name="ce2" table:formula="of:=[.D11]+7" office:value-type="float" office:value="211">
            <text:p>211</text:p>
          </table:table-cell>
          <table:table-cell table:style-name="ce2" table:formula="of:=SUM([.E11]-[.E$2]/[.J$6])" office:value-type="float" office:value="0">
            <text:p>0</text:p>
          </table:table-cell>
          <table:table-cell table:style-name="ce2" table:formula="of:=[.F11]-[.H54]" office:value-type="float" office:value="23">
            <text:p>23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11]-[.$H$2]/[.$J$6])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"/>
          <table:table-cell table:number-columns-repeated="14"/>
        </table:table-row>
        <table:table-row table:style-name="ro2">
          <table:table-cell>
            <draw:frame table:end-cell-address="Sheet1.E33" table:end-x="1.1839in" table:end-y="0.0248in" draw:z-index="0" draw:name="Chart 1" draw:style-name="gr1" svg:width="6.363in" svg:height="3.087in" svg:x="0.2654in" svg:y="0.1193in">
              <draw:object draw:notify-on-update-of-ranges="Sheet1.B1:Sheet1.B1 Sheet1.B2:Sheet1.B12 Sheet1.C1:Sheet1.C1 Sheet1.C2:Sheet1.C12 Sheet1.D1:Sheet1.D1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"/>
          <table:table-cell table:number-columns-repeated="2"/>
          <table:table-cell>
            <draw:frame table:end-cell-address="Sheet1.J32" table:end-x="0.8232in" table:end-y="0.0776in" draw:z-index="1" draw:name="Chart 2" draw:style-name="gr1" svg:width="6.7665in" svg:height="3.039in" svg:x="1.2071in" svg:y="0.0524in">
              <draw:object draw:notify-on-update-of-ranges="Sheet1.E1:Sheet1.E1 Sheet1.E2:Sheet1.E12 Sheet1.G1:Sheet1.G1 Sheet1.G2:Sheet1.G12 Sheet1.F1:Sheet1.F1 Sheet1.F2:Sheet1.F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8">
          <table:table-cell table:number-columns-repeated="16"/>
        </table:table-row>
        <table:table-row table:style-name="ro2">
          <table:table-cell table:number-columns-repeated="8"/>
          <table:table-cell table:style-name="ce5" office:value-type="string">
            <text:p>Fix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3" office:value-type="string">
            <text:p>Incomplete</text:p>
          </table:table-cell>
          <table:table-cell table:number-columns-repeated="7"/>
        </table:table-row>
        <table:table-row table:style-name="ro2">
          <table:table-cell table:style-name="ce3" office:value-type="string" table:number-columns-spanned="8" table:number-rows-spanned="1">
            <text:p>Initi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1" office:value-type="string">
            <text:p>STOR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OTAL TIME SPENT</text:p>
          </table:table-cell>
          <table:table-cell table:style-name="ce1" office:value-type="string">
            <text:p>ADDITIONNAL HOURS</text:p>
          </table:table-cell>
          <table:table-cell table:style-name="ce1" office:value-type="string">
            <text:p>DAILY TIME SPENT</text:p>
          </table:table-cell>
          <table:table-cell table:style-name="ce1" office:value-type="string">
            <text:p>ACCEPTED PTS</text:p>
          </table:table-cell>
          <table:table-cell table:style-name="ce1" office:value-type="string">
            <text:p>DAILY ACCEPTED PTS 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9">
            <text:p>49</text:p>
          </table:table-cell>
          <table:table-cell table:style-name="ce6"/>
          <table:table-cell table:style-name="ce2" office:value-type="float" office:value="17">
            <text:p>1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6">
            <text:p>26</text:p>
          </table:table-cell>
          <table:table-cell table:style-name="ce6" table:formula="of:=[.D39]-[.C39]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table:formula="of:=[.D42]-[.C42]" office:value-type="float" office:value="0">
            <text:p>0</text:p>
          </table:table-cell>
          <table:table-cell table:style-name="ce2"/>
          <table:table-cell table:style-name="ce6" office:value-type="float" office:value="3">
            <text:p>3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table:formula="of:=[.D43]-[.C43]" office:value-type="float" office:value="0">
            <text:p>0</text:p>
          </table:table-cell>
          <table:table-cell table:style-name="ce2"/>
          <table:table-cell table:style-name="ce6" office:value-type="float" office:value="8">
            <text:p>8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6,25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New subtasks study add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table:formula="of:=[.D46]-[.C46]" office:value-type="float" office:value="14">
            <text:p>14</text:p>
          </table:table-cell>
          <table:table-cell table:style-name="ce2"/>
          <table:table-cell table:style-name="ce6" office:value-type="float" office:value="5">
            <text:p>5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table:formula="of:=[.D47]-[.C47]" office:value-type="float" office:value="7">
            <text:p>7</text:p>
          </table:table-cell>
          <table:table-cell table:style-name="ce2"/>
          <table:table-cell table:number-columns-repeated="2" table:style-name="ce6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table:formula="of:=[.D48]-[.C48]" office:value-type="float" office:value="3">
            <text:p>3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3" office:value-type="string" table:number-columns-spanned="8" table:number-rows-spanned="1">
            <text:p>Addition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table:formula="of:=[.D50]-[.C50]" office:value-type="float" office:value="5">
            <text:p>5</text:p>
          </table:table-cell>
          <table:table-cell table:style-name="ce6" table:number-columns-repeated="3"/>
          <table:table-cell table:style-name="ce14" office:value-type="date" office:date-value="2012-09-11">
            <text:p>09/11/12</text:p>
          </table:table-cell>
          <table:table-cell office:value-type="string">
            <text:p>Time logged is not accurat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14" office:value-type="date" office:date-value="2012-11-01">
            <text:p>11/01/1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TAL</text:p>
          </table:table-cell>
          <table:table-cell table:style-name="ce2" table:formula="of:=SUM([.B37:.B53])" office:value-type="float" office:value="50">
            <text:p>50</text:p>
          </table:table-cell>
          <table:table-cell table:style-name="ce2" table:formula="of:=SUM([.C37:.C53])" office:value-type="float" office:value="189">
            <text:p>189</text:p>
          </table:table-cell>
          <table:table-cell table:style-name="ce9" table:formula="of:=SUM([.D37:.D53])" office:value-type="float" office:value="229">
            <text:p>229</text:p>
          </table:table-cell>
          <table:table-cell table:style-name="ce6" table:formula="of:=SUM([.E37:.E53])" office:value-type="float" office:value="42">
            <text:p>42</text:p>
          </table:table-cell>
          <table:table-cell table:style-name="ce10" table:formula="of:=SUM([.F37:.F53])" office:value-type="float" office:value="34">
            <text:p>34.0</text:p>
          </table:table-cell>
          <table:table-cell table:style-name="ce6" table:formula="of:=SUM([.G37:.G53])" office:value-type="float" office:value="23">
            <text:p>23</text:p>
          </table:table-cell>
          <table:table-cell table:style-name="ce6" table:formula="of:=SUM([.H37:.H53])" office:value-type="float" office:value="1">
            <text:p>1</text:p>
          </table:table-cell>
          <table:table-cell table:style-name="ce15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8" table:formula="of:=SUM([.B37:.B48])" office:value-type="float" office:value="35">
            <text:p>35</text:p>
          </table:table-cell>
          <table:table-cell table:style-name="ce7"/>
          <table:table-cell table:number-columns-repeated="13"/>
        </table:table-row>
      </table:table>
      <table:table table:name="Sheet2" table:style-name="ta4" table:print="false">
        <table:table-column table:style-name="co8" table:default-cell-style-name="Default"/>
        <table:table-row table:style-name="ro2">
          <table:table-cell>
            <draw:frame table:end-cell-address="Sheet2.M32" table:end-x="0.0957in" table:end-y="0.039in" draw:z-index="0" draw:name="Chart 1" draw:style-name="gr1" svg:width="10.7638in" svg:height="5.2291in" svg:x="0in" svg:y="0in">
              <draw:object draw:notify-on-update-of-ranges="Sheet1.B1:Sheet1.B1 Sheet1.B2:Sheet1.B12 Sheet1.C1:Sheet1.C1 Sheet1.C2:Sheet1.C12 Sheet1.D1:Sheet1.D1 Sheet1.D2:Sheet1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3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4/17/2015</text:date>, <text:time>13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platform </meta:initial-creator>
    <meta:creation-date>2012-01-03T15:14:02</meta:creation-date>
    <dc:creator>testou testou</dc:creator>
    <dc:date>2013-03-14T09:44:48</dc:date>
    <meta:print-date>2012-01-13T09:04:13</meta:print-date>
    <meta:editing-cycles>66</meta:editing-cycles>
    <meta:editing-duration>P3DT10H41M55S</meta:editing-duration>
    <meta:generator>OpenOffice/4.1.0$Unix OpenOffice.org_project/410m18$Build-9764</meta:generator>
    <meta:document-statistic meta:table-count="3" meta:cell-count="2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163cm" svg:height="7.507cm" xlink:href=".." xlink:type="simple" chart:class="chart:line" chart:style-name="ch1">
        <chart:title svg:x="6.41cm" svg:y="0.286cm" chart:style-name="ch2">
          <text:p>Burndown Chart</text:p>
        </chart:title>
        <chart:legend chart:legend-position="end" svg:x="11.935cm" svg:y="2.956cm" style:legend-expansion="high" chart:style-name="ch3"/>
        <chart:plot-area chart:style-name="ch4" table:cell-range-address="Sheet1.B1:Sheet1.D12" chart:data-source-has-labels="row" svg:x="1.334cm" svg:y="1.515cm" svg:width="9.955cm" svg:height="4.861cm">
          <chartooo:coordinate-region svg:x="2.141cm" svg:y="1.714cm" svg:width="8.961cm" svg:height="4.463cm"/>
          <chart:axis chart:dimension="x" chart:name="primary-x" chart:style-name="ch5">
            <chart:title svg:x="5.963cm" svg:y="6.526cm" chart:style-name="ch6">
              <text:p>Day</text:p>
            </chart:title>
          </chart:axis>
          <chart:axis chart:dimension="y" chart:name="primary-y" chart:style-name="ch7">
            <chart:title svg:x="0.451cm" svg:y="4.43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188cm" svg:height="7.404cm" xlink:href=".." xlink:type="simple" chart:class="chart:line" chart:column-mapping="0 2 1" chart:style-name="ch1">
        <chart:title svg:x="6.923cm" svg:y="0.284cm" chart:style-name="ch2">
          <text:p>Burndown Chart</text:p>
        </chart:title>
        <chart:legend chart:legend-position="end" svg:x="12.96cm" svg:y="2.905cm" style:legend-expansion="high" chart:style-name="ch3"/>
        <chart:plot-area chart:style-name="ch4" table:cell-range-address="Sheet1.E1:Sheet1.G12" chart:data-source-has-labels="row" svg:x="1.354cm" svg:y="1.507cm" svg:width="10.92cm" svg:height="4.768cm">
          <chartooo:coordinate-region svg:x="1.975cm" svg:y="1.706cm" svg:width="10.112cm" svg:height="3.922cm"/>
          <chart:axis chart:dimension="x" chart:name="primary-x" chart:style-name="ch5">
            <chart:title svg:x="6.386cm" svg:y="6.423cm" chart:style-name="ch6">
              <text:p>Days</text:p>
            </chart:title>
          </chart:axis>
          <chart:axis chart:dimension="y" chart:name="primary-y" chart:style-name="ch7">
            <chart:title svg:x="0.451cm" svg:y="4.398cm" chart:style-name="ch8">
              <text:p>Points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line">
            <chart:data-point chart:repeated="11"/>
          </chart:series>
          <chart:series chart:style-name="ch11" chart:values-cell-range-address="Sheet1.G2:Sheet1.G12" chart:label-cell-address="Sheet1.G1:Sheet1.G1" chart:class="chart:line">
            <chart:data-point chart:repeated="11"/>
          </chart:series>
          <chart:series chart:style-name="ch12" chart:values-cell-range-address="Sheet1.F2:Sheet1.F12" chart:label-cell-address="Sheet1.F1:Sheet1.F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points</text:p>
                <draw:g>
                  <svg:desc>Sheet1.E1:Sheet1.E1</svg:desc>
                </draw:g>
              </table:table-cell>
              <table:table-cell office:value-type="string">
                <text:p>Estimate accuracy</text:p>
                <draw:g>
                  <svg:desc>Sheet1.G1:Sheet1.G1</svg:desc>
                </draw:g>
              </table:table-cell>
              <table:table-cell office:value-type="string">
                <text:p>Remaining point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E2:Sheet1.E12</svg:desc>
                </draw:g>
              </table:table-cell>
              <table:table-cell office:value-type="float" office:value="35">
                <text:p>35</text:p>
                <draw:g>
                  <svg:desc>Sheet1.G2:Sheet1.G12</svg:desc>
                </draw:g>
              </table:table-cell>
              <table:table-cell office:value-type="float" office:value="35">
                <text:p>35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7.341cm" svg:height="12.738cm" xlink:href=".." xlink:type="simple" chart:class="chart:line" chart:style-name="ch1">
        <chart:title svg:x="11.927cm" svg:y="0.389cm" chart:style-name="ch2">
          <text:p>Burndown Chart</text:p>
        </chart:title>
        <chart:legend chart:legend-position="end" svg:x="23.658cm" svg:y="5.651cm" chart:style-name="ch3"/>
        <chart:plot-area chart:style-name="ch4" table:cell-range-address="Sheet1.B1:Sheet1.D12" chart:data-source-has-labels="row" svg:x="1.544cm" svg:y="1.94cm" svg:width="21.022cm" svg:height="9.576cm">
          <chartooo:coordinate-region svg:x="2.374cm" svg:y="2.13cm" svg:width="20.013cm" svg:height="9.196cm"/>
          <chart:axis chart:dimension="x" chart:name="primary-x" chart:style-name="ch5">
            <chart:title svg:x="11.719cm" svg:y="11.771cm" chart:style-name="ch6">
              <text:p>Day</text:p>
            </chart:title>
          </chart:axis>
          <chart:axis chart:dimension="y" chart:name="primary-y" chart:style-name="ch7">
            <chart:title svg:x="0.451cm" svg:y="7.20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